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8ef2a" officeooo:paragraph-rsid="0018ef2a"/>
    </style:style>
    <style:style style:name="P2" style:family="paragraph" style:parent-style-name="Standard">
      <style:text-properties officeooo:rsid="00190fd6" officeooo:paragraph-rsid="00190fd6"/>
    </style:style>
    <style:style style:name="P3" style:family="paragraph" style:parent-style-name="Standard">
      <style:text-properties officeooo:rsid="001a25f5" officeooo:paragraph-rsid="001a25f5"/>
    </style:style>
    <style:style style:name="P4" style:family="paragraph" style:parent-style-name="Standard">
      <style:text-properties officeooo:rsid="001e3d47" officeooo:paragraph-rsid="001e3d47"/>
    </style:style>
    <style:style style:name="P5" style:family="paragraph" style:parent-style-name="Standard">
      <style:text-properties officeooo:rsid="001e6544" officeooo:paragraph-rsid="001e6544"/>
    </style:style>
    <style:style style:name="P6" style:family="paragraph" style:parent-style-name="Standard">
      <style:text-properties officeooo:rsid="0021043a" officeooo:paragraph-rsid="0021043a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c2951" officeooo:paragraph-rsid="001c2951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d932" officeooo:paragraph-rsid="001dd932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a25f5" style:font-size-asian="10pt"/>
    </style:style>
    <style:style style:name="T3" style:family="text">
      <style:text-properties fo:color="#000000" style:font-name="Monospace" fo:font-size="10pt" style:font-size-asian="10pt" fo:background-color="#e8f2fe"/>
    </style:style>
    <style:style style:name="T4" style:family="text">
      <style:text-properties fo:color="#000000" style:font-name="Monospace" fo:font-size="10pt" officeooo:rsid="001f2671" style:font-size-asian="10pt"/>
    </style:style>
    <style:style style:name="T5" style:family="text">
      <style:text-properties fo:color="#000000" style:font-name="Monospace" fo:font-size="10pt" officeooo:rsid="0021043a" style:font-size-asian="10pt" fo:background-color="#e8f2fe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3f7f5f" style:font-name="Monospace" fo:font-size="10pt" style:font-size-asian="10pt" fo:background-color="#e8f2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RTOS Context Switching 코드 분석</text:p>
      <text:p text:style-name="P1"/>
      <text:p text:style-name="P1">1.Hercules mcu hdk에서는 rti 기반으로 Context Switching이 이루어진다.</text:p>
      <text:p text:style-name="P1">Rti 인터럽트가 발생하면 vPortPreemptiveTick이라는 어셈블리언어로 작성된 핸들러가 동작한다.</text:p>
      <text:p text:style-name="P1"/>
      <text:p text:style-name="P1">이 핸들러의 동작은 다음으로 구성된다.</text:p>
      <text:p text:style-name="P1">1.context를 저장</text:p>
      <text:p text:style-name="P1">2.인터럽트 플래그 clear</text:p>
      <text:p text:style-name="P1">3.tick 증가</text:p>
      <text:p text:style-name="P1">4. ontext 전환,</text:p>
      <text:p text:style-name="P1">5.context 복구</text:p>
      <text:p text:style-name="P1"/>
      <text:p text:style-name="P2">1.컨텍스트 저장:</text:p>
      <text:p text:style-name="P2">portSAVE_CONTEXT</text:p>
      <text:p text:style-name="P3">이는 매크로로 구현되어 있으며 코드는 다음과 같다.</text:p>
      <text:p text:style-name="P3"/>
      <text:p text:style-name="P3"><text:span text:style-name="T1">portSAVE_CONTEXT </text:span><text:span text:style-name="T6">.macro</text:span></text:p>
      <text:p text:style-name="P8"/>
      <text:p text:style-name="P7"><text:span text:style-name="T1"><text:s text:c="8"/>DSB</text:span><text:span text:style-name="T2">: Data Synchronized Barrier</text:span></text:p>
      <text:p text:style-name="P7"><text:span text:style-name="T2">특별한 종류의 메모리 배리어로 동작하는 명령어. 이 명령어이후의 프로그램의 어떤명령어도 이 명령어가 완료될때까지 실행 될 수 없다.</text:span></text:p>
      <text:p text:style-name="P7"><text:span text:style-name="T2">이 명령어 전에 있던 모든 명령어들이 완료 됐을때 완료 된다. 뮤텍스 치거나 할 때 확실해 자원이 할당되거나 하기를 기다리기 위해 사용된다.</text:span></text:p>
      <text:p text:style-name="P7"><text:span text:style-name="T2"/></text:p>
      <text:p text:style-name="P8"/>
      <text:p text:style-name="P7"><text:span text:style-name="T1"><text:s text:c="8"/></text:span><text:span text:style-name="T7">; Push R0 as we are going to use it</text:span></text:p>
      <text:p text:style-name="P7"><text:span text:style-name="T1"><text:s text:c="8"/>STMDB <text:s text:c="2"/>SP!, {R0}</text:span></text:p>
      <text:p text:style-name="P9"><text:span text:style-name="T1">store multiple register decrease before의 약자</text:span></text:p>
      <text:p text:style-name="P9"><text:span text:style-name="T1">!는 값이 바뀐다는 의미다.</text:span></text:p>
      <text:p text:style-name="P9"><text:span text:style-name="T1">즉 SP의 값을 증가시키고 그 위치에 R0를 저장한다.</text:span></text:p>
      <text:p text:style-name="P8"/>
      <text:p text:style-name="P7"><text:span text:style-name="T1"><text:s text:c="8"/></text:span><text:span text:style-name="T7">; Set R0 to point to the task stack pointer.</text:span></text:p>
      <text:p text:style-name="P7"><text:span text:style-name="T1"><text:s text:c="8"/>SUB SP, SP, #4</text:span></text:p>
      <text:p text:style-name="P7"><text:span text:style-name="T1"><text:s text:c="8"/>STMDA <text:s text:c="2"/>SP,{SP}^</text:span></text:p>
      <text:p text:style-name="P7"><text:span text:style-name="T1"><text:s text:c="8"/>LDMIA <text:s text:c="2"/>SP!,{R0}</text:span></text:p>
      <text:p text:style-name="P7"><text:span text:style-name="T1"/></text:p>
      <text:p text:style-name="P10"><text:span text:style-name="T1">r0에 task sp를 넣음.</text:span></text:p>
      <text:p text:style-name="P10"><text:span text:style-name="T1"/></text:p>
      <text:p text:style-name="P8"/>
      <text:p text:style-name="P7"><text:span text:style-name="T1"><text:s text:c="8"/></text:span><text:span text:style-name="T7">; Push the return address onto the stack.</text:span></text:p>
      <text:p text:style-name="P7"><text:span text:style-name="T1"><text:s text:c="8"/>STMDB <text:s text:c="2"/>R0!, {LR}</text:span></text:p>
      <text:p text:style-name="P7"><text:span text:style-name="T1"/></text:p>
      <text:p text:style-name="P10"><text:span text:style-name="T1">return address 스택에 저장</text:span></text:p>
      <text:p text:style-name="P8"/>
      <text:p text:style-name="P7"><text:span text:style-name="T1"><text:s text:c="8"/></text:span><text:span text:style-name="T7">; Now LR has been saved, it can be used instead of R0.</text:span></text:p>
      <text:p text:style-name="P7"><text:span text:style-name="T1"><text:s text:c="8"/>MOV LR, R0</text:span></text:p>
      <text:p text:style-name="P10"><text:span text:style-name="T1"/></text:p>
      <text:p text:style-name="P10"><text:span text:style-name="T1">LR에 R0저장.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/></text:p>
      <text:p text:style-name="P8"/>
      <text:p text:style-name="P7"><text:span text:style-name="T1"><text:s text:c="8"/></text:span><text:span text:style-name="T7">; Pop R0 so it can be saved onto the task stack.</text:span></text:p>
      <text:p text:style-name="P7"><text:span text:style-name="T1"><text:s text:c="8"/>LDMIA <text:s text:c="2"/>SP!, {R0}</text:span></text:p>
      <text:p text:style-name="P8"/>
      <text:p text:style-name="P8"/>
      <text:p text:style-name="P8"/>
      <text:p text:style-name="P7"><text:span text:style-name="T1"><text:s text:c="8"/></text:span><text:span text:style-name="T7">; Push all the system mode registers onto the task stack.</text:span></text:p>
      <text:p text:style-name="P7"><text:span text:style-name="T1"><text:s text:c="8"/>STMDB <text:s text:c="2"/>LR,{R0-LR}^</text:span></text:p>
      <text:p text:style-name="P7"><text:span text:style-name="T1"><text:s text:c="8"/>SUB LR, LR, #60</text:span></text:p>
      <text:p text:style-name="P8"/>
      <text:p text:style-name="P7"><text:span text:style-name="T1"><text:s text:c="8"/></text:span><text:span text:style-name="T7">; Push the SPSR onto the task stack.</text:span></text:p>
      <text:p text:style-name="P7"><text:span text:style-name="T1"><text:s text:c="8"/>MRS R0, SPSR</text:span></text:p>
      <text:p text:style-name="P7"><text:span text:style-name="T1"><text:s text:c="8"/>STMDB <text:s text:c="2"/>LR!, {R0}</text:span></text:p>
      <text:p text:style-name="P8"/>
      <text:p text:style-name="P7"><text:span text:style-name="T1"><text:s text:c="8"/></text:span><text:span text:style-name="T7">;Determine if the task maintains an FPU context.</text:span></text:p>
      <text:p text:style-name="P7"><text:span text:style-name="T1"><text:s text:c="8"/>LDR R0, ulFPUContextConst</text:span></text:p>
      <text:p text:style-name="P7"><text:span text:style-name="T1"><text:s text:c="8"/>LDR R0, [R0]</text:span></text:p>
      <text:p text:style-name="P8"/>
      <text:p text:style-name="P7"><text:span text:style-name="T1"><text:s text:c="8"/></text:span><text:span text:style-name="T7">; Test the flag</text:span></text:p>
      <text:p text:style-name="P7"><text:span text:style-name="T1"><text:s text:c="8"/>CMP <text:s text:c="4"/>R0, #0</text:span></text:p>
      <text:p text:style-name="P8"/>
      <text:p text:style-name="P7"><text:span text:style-name="T1"><text:s text:c="8"/></text:span><text:span text:style-name="T7">; If the task is not using a floating point context then skip the</text:span></text:p>
      <text:p text:style-name="P7"><text:span text:style-name="T1"><text:s text:c="8"/></text:span><text:span text:style-name="T7">; saving of the FPU registers.</text:span></text:p>
      <text:p text:style-name="P7"><text:span text:style-name="T1"><text:s text:c="8"/>BEQ <text:s text:c="4"/>$+16</text:span></text:p>
      <text:p text:style-name="P8"/>
      <text:p text:style-name="P7"><text:span text:style-name="T1"><text:s text:c="8"/>FSTMDBD LR!, {D0-D15}</text:span></text:p>
      <text:p text:style-name="P7"><text:span text:style-name="T1"><text:s text:c="8"/>FMRX <text:s text:c="3"/>R1, <text:s/>FPSCR</text:span></text:p>
      <text:p text:style-name="P7"><text:span text:style-name="T1"><text:s text:c="8"/>STMFD <text:s text:c="2"/>LR!, {R1}</text:span></text:p>
      <text:p text:style-name="P8"/>
      <text:p text:style-name="P7"><text:span text:style-name="T1"><text:s text:c="8"/></text:span><text:span text:style-name="T7">; Save the flag</text:span></text:p>
      <text:p text:style-name="P7"><text:span text:style-name="T1"><text:s text:c="8"/>STMDB <text:s text:c="2"/>LR!, {R0}</text:span></text:p>
      <text:p text:style-name="P8"/>
      <text:p text:style-name="P7"><text:span text:style-name="T1"><text:s text:c="8"/></text:span><text:span text:style-name="T7">; Store the new top of stack for the task.</text:span></text:p>
      <text:p text:style-name="P7"><text:span text:style-name="T1"><text:s text:c="8"/>LDR R0, pxCurrentTCBConst</text:span></text:p>
      <text:p text:style-name="P7"><text:span text:style-name="T1"><text:s text:c="8"/>LDR R0, [R0]</text:span></text:p>
      <text:p text:style-name="P7"><text:span text:style-name="T1"><text:s text:c="8"/>STR LR, [R0]</text:span></text:p>
      <text:p text:style-name="P8"/>
      <text:p text:style-name="P7"><text:span text:style-name="T1"><text:s text:c="8"/></text:span><text:span text:style-name="T6">.endm</text:span></text:p>
      <text:p text:style-name="P3"/>
      <text:p text:style-name="P3"/>
      <text:p text:style-name="P6">2.interrupt flag clear</text:p>
      <text:p text:style-name="P3"><text:span text:style-name="T8">; Clear interrupt flag</text:span></text:p>
      <text:p text:style-name="P3"><text:span text:style-name="T1"><text:s text:c="8"/>MOVW <text:s text:c="3"/>R0, #0xFC88</text:span></text:p>
      <text:p text:style-name="P7"><text:span text:style-name="T1"><text:s text:c="8"/>MOVT <text:s text:c="3"/>R0, #0xFFFF</text:span></text:p>
      <text:p text:style-name="P7"><text:span text:style-name="T1"><text:s text:c="8"/>MOV <text:s text:c="4"/>R1, #1</text:span></text:p>
      <text:p text:style-name="P3"><text:span text:style-name="T1"><text:s text:c="8"/>STR <text:s text:c="4"/>R1, [R0]</text:span></text:p>
      <text:p text:style-name="P3"><text:span text:style-name="T1"/></text:p>
      <text:p text:style-name="P4"><text:span text:style-name="T1">rti 인터럽트 플래그 주소: 0xFFFFFC88</text:span></text:p>
      <text:p text:style-name="P4"><text:span text:style-name="T1">=&gt;</text:span><text:span text:style-name="T4">no interrupt pending(인터럽트 신호를 끄는 것)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1"/></text:p>
      <text:p text:style-name="P5"><text:span text:style-name="T1">tick <text:s/>증가.</text:span></text:p>
      <text:p text:style-name="P4"><text:span text:style-name="T3">BL <text:s text:c="5"/>xTaskIncrementTick</text:span></text:p>
      <text:p text:style-name="P4"><text:span text:style-name="T3"/></text:p>
      <text:p text:style-name="Standard">다음에 실행할 태스크 <text:s/>선택.</text:p>
      <text:p text:style-name="P4"><text:span text:style-name="T3"><text:s text:c="8"/>CMP R0, #0</text:span></text:p>
      <text:p text:style-name="P4"><text:span text:style-name="T1"><text:s text:c="8"/>BLNE <text:s text:c="3"/>vTaskSwitchContext</text:span></text:p>
      <text:p text:style-name="P4"><text:span text:style-name="T3"/></text:p>
      <text:p text:style-name="P4"><text:span text:style-name="T3"/></text:p>
      <text:p text:style-name="P6">vTaskSwitchContext는 C 함수. os_tasks.c에 정의 되어 있다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3:07:10.425132076</meta:creation-date>
    <dc:date>2019-06-03T17:52:29.289485671</dc:date>
    <meta:editing-duration>PT3H14M1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72" meta:word-count="581" meta:character-count="2168" meta:non-whitespace-character-count="1489"/>
  </office:meta>
</office:document-meta>
</file>